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67753">
            <text:p>67753</text:p>
          </table:table-cell>
          <table:table-cell table:style-name="ce21" office:value-type="float" office:value="23.9">
            <text:p>23.9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73638">
            <text:p>7363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76032">
            <text:p>76032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66109">
            <text:p>66109</text:p>
          </table:table-cell>
          <table:table-cell table:style-name="ce21" office:value-type="float" office:value="23.3">
            <text:p>23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83532">
            <text:p>283532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315">
            <text:p>2315</text:p>
          </table:table-cell>
          <table:table-cell table:style-name="ce21" office:value-type="float" office:value="0.82">
            <text:p>0.82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7829">
            <text:p>7829</text:p>
          </table:table-cell>
          <table:table-cell table:style-name="ce21" office:value-type="float" office:value="2.76">
            <text:p>2.76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6302">
            <text:p>6302</text:p>
          </table:table-cell>
          <table:table-cell table:style-name="ce21" office:value-type="float" office:value="2.22">
            <text:p>2.2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8016">
            <text:p>8016</text:p>
          </table:table-cell>
          <table:table-cell table:style-name="ce21" office:value-type="float" office:value="2.83">
            <text:p>2.83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8699">
            <text:p>8699</text:p>
          </table:table-cell>
          <table:table-cell table:style-name="ce21" office:value-type="float" office:value="3.07">
            <text:p>3.07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3117">
            <text:p>13117</text:p>
          </table:table-cell>
          <table:table-cell table:style-name="ce21" office:value-type="float" office:value="4.63">
            <text:p>4.63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3796">
            <text:p>13796</text:p>
          </table:table-cell>
          <table:table-cell table:style-name="ce21" office:value-type="float" office:value="4.87">
            <text:p>4.87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3447">
            <text:p>13447</text:p>
          </table:table-cell>
          <table:table-cell table:style-name="ce21" office:value-type="float" office:value="4.74">
            <text:p>4.7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2964">
            <text:p>12964</text:p>
          </table:table-cell>
          <table:table-cell table:style-name="ce21" office:value-type="float" office:value="4.57">
            <text:p>4.57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2006">
            <text:p>12006</text:p>
          </table:table-cell>
          <table:table-cell table:style-name="ce21" office:value-type="float" office:value="4.23">
            <text:p>4.23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1006">
            <text:p>11006</text:p>
          </table:table-cell>
          <table:table-cell table:style-name="ce21" office:value-type="float" office:value="3.88">
            <text:p>3.88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9287">
            <text:p>9287</text:p>
          </table:table-cell>
          <table:table-cell table:style-name="ce21" office:value-type="float" office:value="3.28">
            <text:p>3.28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37065">
            <text:p>37065</text:p>
          </table:table-cell>
          <table:table-cell table:style-name="ce21" office:value-type="float" office:value="13.07">
            <text:p>13.07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31617">
            <text:p>31617</text:p>
          </table:table-cell>
          <table:table-cell table:style-name="ce21" office:value-type="float" office:value="11.15">
            <text:p>11.15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31067">
            <text:p>31067</text:p>
          </table:table-cell>
          <table:table-cell table:style-name="ce21" office:value-type="float" office:value="10.96">
            <text:p>10.96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27912">
            <text:p>27912</text:p>
          </table:table-cell>
          <table:table-cell table:style-name="ce21" office:value-type="float" office:value="9.84">
            <text:p>9.84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17832">
            <text:p>17832</text:p>
          </table:table-cell>
          <table:table-cell table:style-name="ce21" office:value-type="float" office:value="6.29">
            <text:p>6.29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9442">
            <text:p>9442</text:p>
          </table:table-cell>
          <table:table-cell table:style-name="ce21" office:value-type="float" office:value="3.33">
            <text:p>3.33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4867">
            <text:p>4867</text:p>
          </table:table-cell>
          <table:table-cell table:style-name="ce21" office:value-type="float" office:value="1.72">
            <text:p>1.72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293">
            <text:p>2293</text:p>
          </table:table-cell>
          <table:table-cell table:style-name="ce21" office:value-type="float" office:value="0.81">
            <text:p>0.81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.85">
            <text:p>0.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83532">
            <text:p>283532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5.3">
            <text:p>75.3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4.7">
            <text:p>24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9.9">
            <text:p>59.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9.3">
            <text:p>39.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